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NotFoundException.ConnectionNot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nectionNotFoundException.ConnectionNotFoun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